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6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array/calculate-how-many-water-contained-by-jth-glasses----amazon">Calculate how much water contained by jth glasses -- Amazon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array/compute-the-frequency-of-each-element-in-an-array">Compute the frequency of each element in an array -- Amazon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array/compute-the-sum-of-elements-in-after-nth-iteration-for-below-operation-on-array">Compute the sum of elements in after nth iteration -- Amazon</text:a> </text:p>
          </table:table-cell>
          <table:table-cell table:style-name="ce7"/>
          <table:table-cell/>
        </table:table-row>
        <table:table-row table:style-name="ro2">
          <table:table-cell table:style-name="ce4" office:value-type="string">
            <text:p><text:a xlink:href="https://sites.google.com/site/spaceofjameschen/home/array/compute-the-union-and-intersection-of-two-arrays----ebay">Compute the union and intersection of two arrays -- Ebay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ll-the-array-with-product-of-all-numbers-except-the-number-in-that-cell----google">Fill the array with product of all numbers except the number in that cell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all-pair-of-number-in-array-which-sum-to-a-specified-value">Find all pair of number in array which sum to a specified valu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indices-i-j-such-that-sum-of-elements-from-i-to-j-in-both-arrays-is-equal-and-j-i----amazon">Find indices i,j such that Sum of elements from i to j in both arrays is equal and j-i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indices-i-j-such-that-sum-of-elements-from-i-to-j-in-both-arrays-is-equal-and-j-i----amazon-2">Find indices i,j such that Sum of elements from i to j in both arrays is equal and j-i -- Amazon(2)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max-benefit-in-best-time-complexity----amazon">Find max benefit in best time complexity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min-diff-a-b-b-c-c-a----amazon">Find min diff = |a-b| + |b-c|+|c-a|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he-best-buy-and-sell-time-that-make-max-benefit">Find the best buy and sell time that make max benefi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he-continuous-sequence-with-the-largest-sum">Find the continuous sequence with the largest sum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he-equilibrium-position-of-the-array">Find the equilibrium position of the array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he-largest-subarray-with-equal-number-of-0-s-and-1-s">Find the largest subarray with equal number of 0's and 1'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he-longest-subset-with-consecutive-numbers----google">Find the longest subset with consecutive numbers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he-majority-number----google">Find the majority number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he-maximum-contiguous-subsequence-product----inmobi">Find the maximum contiguous subsequence product -- InMobi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he-maxproduct-of-three-numbers-from-a-given-integer-array----amazon">Find the maxProduct of three numbers from a given integer array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he-median-in-two-sorted-array">Find the median in two sorted array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themostlongestormostfrequentlongestsubarray--amazon">Find the most longest or most frequent longest subarray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op-5-largest-numbers-from-3-sorted-arrays">Find top 5 largest numbers from 3 sorted array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wo-disjoint-contiguous-sub-arrays-such-that-the-absolute-difference">Find two disjoint contiguous sub-arrays such that the absolute difference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find-two-missing-numbers-method-1">Find two missing numbers (method 1) - Siemen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given-an-array-of-nxn-print-its-diagonals-from-top-right-to-bottom-left">Given an array of NxN, print its diagonals from top-right to bottom-left.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is-the-rotated-matrix-same-google">Is the rotated matrix same?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josephus-problem">Josephus problem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mergetwosortedarrays">Merge these two sorted arrays without using a third array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print-an-array-in-spiral-format----microsoft">Print an array in spiral format -- Microsof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print-max-sequences-in-a-matrix-amazon">Print max sequences in a matrix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printthenumbersofform2i5jinincreasingorder--google">Print the numbers of form 2^i.5^j in increasing order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print-the-numbers-without-repeating-digits">Print the numbers without repeating digit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randomly-select-an-element-from-an-array">Randomly select an element from an array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remove-duplicates-in-prime-numbers----amazon">Remove duplicates in prime numbers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remove-repeated-integer">Remove repeated values form an integer array -- IQ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rotate-a-matrix-by-90-degrees">Rotate a matrix by 90 degree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set-array-to-zero">Set elements to zero if an element in the same row or col is zero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sort-array-without-second-loop">Sort array without second loop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array/rotate-an-integer-array-by-90-degrees">Transpose an integer array</text:a> </text:p>
          </table:table-cell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6:53:51</dc:date>
    <dc:creator>tejas </dc:creator>
    <meta:editing-duration>PT11M14S</meta:editing-duration>
    <meta:editing-cycles>10</meta:editing-cycles>
    <meta:generator>LibreOffice/3.5$Linux_x86 LibreOffice_project/350m1$Build-202</meta:generator>
    <meta:document-statistic meta:table-count="3" meta:cell-count="41" meta:object-count="0"/>
  </office:meta>
</office:document-meta>
</file>